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1a984de030" style:family="table" style:master-page-name="ta-mp-0x7f1a984de03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13.10pt" style:use-optimal-column-width="true"/>
    </style:style>
    <style:style style:name="ACE-0x7f1a984e072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df4a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df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2538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1190" style:family="table-cell" style:data-style-name="General">
      <style:table-cell-properties fo:background-color="#ff00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0978" style:family="table-cell" style:data-style-name="General">
      <style:table-cell-properties fo:background-color="#33ff99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03b0" style:family="table-cell" style:data-style-name="General">
      <style:table-cell-properties fo:background-color="#00ccff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0cf0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12b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0aa0" style:family="table-cell" style:data-style-name="General">
      <style:table-cell-properties fo:background-color="#33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df948" style:family="table-cell" style:data-style-name="General">
      <style:table-cell-properties fo:background-color="#00cc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13e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0bc8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df820" style:family="table-cell" style:data-style-name="General">
      <style:table-cell-properties fo:background-color="#00ccff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0e18" style:family="table-cell" style:data-style-name="General">
      <style:table-cell-properties fo:background-color="#33ff99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dfb98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1508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1f70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1d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2098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0f40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0850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1bf8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1068" style:family="table-cell" style:data-style-name="General">
      <style:table-cell-properties fo:background-color="#ff00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1ad0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22e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a984e241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31.18pt" style:use-optimal-column-width="true"/>
    </style:style>
    <style:style style:name="ACOL-2" style:family="table-column"/>
    <style:style style:name="AROW-1" style:family="table-row">
      <style:table-row-properties style:row-height="12.82pt" style:use-optimal-row-height="true"/>
    </style:style>
    <style:style style:name="AROW-2" style:family="table-row"/>
    <style:style style:name="AROW-3" style:family="table-row">
      <style:table-row-properties style:row-height="10.50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1a984de03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21"/>
        <table:table-column table:style-name="ACOL-0"/>
        <table:table-column table:style-name="ACOL-0"/>
        <table:table-column table:style-name="ACOL-0" table:number-columns-repeated="1000"/>
        <table:table-row table:style-name="AROW-1">
          <table:table-cell table:style-name="ACE-0x7f1a984e0728"/>
          <table:table-cell table:number-columns-spanned="4" table:style-name="ACE-0x7f1a984e0850" office:value-type="string">
            <text:p>März</text:p>
          </table:table-cell>
          <table:covered-table-cell table:number-columns-repeated="3"/>
          <table:table-cell table:number-columns-spanned="4" table:style-name="ACE-0x7f1a984e0850" office:value-type="string">
            <text:p>April</text:p>
          </table:table-cell>
          <table:covered-table-cell table:number-columns-repeated="3"/>
          <table:table-cell table:number-columns-spanned="4" table:style-name="ACE-0x7f1a984e0850" office:value-type="string">
            <text:p>Mai</text:p>
          </table:table-cell>
          <table:covered-table-cell table:number-columns-repeated="3"/>
          <table:table-cell table:number-columns-spanned="4" table:style-name="ACE-0x7f1a984e0850" office:value-type="string">
            <text:p>Juni</text:p>
          </table:table-cell>
          <table:covered-table-cell table:number-columns-repeated="3"/>
          <table:table-cell table:number-columns-spanned="4" table:style-name="ACE-0x7f1a984e0850" office:value-type="string">
            <text:p>Juli</text:p>
          </table:table-cell>
          <table:covered-table-cell table:number-columns-repeated="3"/>
          <table:table-cell table:number-columns-spanned="3" table:style-name="ACE-0x7f1a984e0850" office:value-type="string">
            <text:p>August</text:p>
          </table:table-cell>
          <table:covered-table-cell table:number-columns-repeated="2"/>
          <table:table-cell table:number-columns-repeated="1000" table:style-name="Gnumeric-default"/>
        </table:table-row>
        <table:table-row table:style-name="AROW-1">
          <table:table-cell table:style-name="ACE-0x7f1a984e0728" office:value-type="string">
            <text:p>Marktanalyse</text:p>
          </table:table-cell>
          <table:table-cell table:style-name="ACE-0x7f1a984e0978"/>
          <table:table-cell table:number-columns-repeated="2" table:style-name="ACE-0x7f1a984e0aa0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0">
          <table:table-cell table:style-name="ACE-0x7f1a984e0728"/>
          <table:table-cell table:style-name="ACE-0x7f1a984e03b0"/>
          <table:table-cell table:number-columns-repeated="2" table:style-name="ACE-0x7f1a984df948"/>
          <table:table-cell table:style-name="ACE-0x7f1a984df820"/>
          <table:table-cell table:style-name="ACE-0x7f1a984e03b0"/>
          <table:table-cell table:style-name="ACE-0x7f1a984df948"/>
          <table:table-cell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1">
          <table:table-cell table:style-name="ACE-0x7f1a984e0728" office:value-type="string">
            <text:p>Anforderungsanalyse</text:p>
          </table:table-cell>
          <table:table-cell table:style-name="ACE-0x7f1a984e0cf0"/>
          <table:table-cell table:number-columns-repeated="2" table:style-name="ACE-0x7f1a984e0aa0"/>
          <table:table-cell table:style-name="ACE-0x7f1a984e0e18"/>
          <table:table-cell table:style-name="ACE-0x7f1a984e0978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0">
          <table:table-cell table:style-name="ACE-0x7f1a984e0728"/>
          <table:table-cell table:style-name="ACE-0x7f1a984e0cf0"/>
          <table:table-cell table:number-columns-repeated="2" table:style-name="ACE-0x7f1a984df948"/>
          <table:table-cell table:style-name="ACE-0x7f1a984df820"/>
          <table:table-cell table:style-name="ACE-0x7f1a984e03b0"/>
          <table:table-cell table:number-columns-repeated="2" table:style-name="ACE-0x7f1a984df948"/>
          <table:table-cell table:style-name="ACE-0x7f1a984df820"/>
          <table:table-cell table:style-name="ACE-0x7f1a984e03b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1">
          <table:table-cell table:style-name="ACE-0x7f1a984e0728" office:value-type="string">
            <text:p>User Storys / Sprint</text:p>
          </table:table-cell>
          <table:table-cell table:style-name="ACE-0x7f1a984e0cf0"/>
          <table:table-cell table:number-columns-repeated="2" table:style-name="Gnumeric-default"/>
          <table:table-cell table:style-name="ACE-0x7f1a984e0e18"/>
          <table:table-cell table:style-name="ACE-0x7f1a984e0978"/>
          <table:table-cell table:style-name="ACE-0x7f1a984e0aa0"/>
          <table:table-cell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0">
          <table:table-cell table:style-name="ACE-0x7f1a984e0728"/>
          <table:table-cell table:style-name="ACE-0x7f1a984e0cf0"/>
          <table:table-cell table:number-columns-repeated="2" table:style-name="Gnumeric-default"/>
          <table:table-cell table:style-name="ACE-0x7f1a984dfb98"/>
          <table:table-cell table:style-name="ACE-0x7f1a984e1f70"/>
          <table:table-cell table:style-name="ACE-0x7f1a984e1d20"/>
          <table:table-cell table:style-name="Gnumeric-default"/>
          <table:table-cell table:style-name="ACE-0x7f1a984df820"/>
          <table:table-cell table:style-name="ACE-0x7f1a984e03b0"/>
          <table:table-cell table:number-columns-repeated="2" table:style-name="ACE-0x7f1a984df948"/>
          <table:table-cell table:style-name="ACE-0x7f1a984df820"/>
          <table:table-cell table:style-name="ACE-0x7f1a984e0cf0"/>
          <table:table-cell table:number-columns-repeated="2" table:style-name="Gnumeric-default"/>
          <table:table-cell table:style-name="ACE-0x7f1a984df820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1">
          <table:table-cell table:style-name="ACE-0x7f1a984e0728" office:value-type="string">
            <text:p>Technologie Auswahl</text:p>
          </table:table-cell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ACE-0x7f1a984e0aa0"/>
          <table:table-cell table:style-name="ACE-0x7f1a984e0e1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0">
          <table:table-cell table:style-name="ACE-0x7f1a984e072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ACE-0x7f1a984e1d20"/>
          <table:table-cell table:style-name="ACE-0x7f1a984df948"/>
          <table:table-cell table:style-name="ACE-0x7f1a984df820"/>
          <table:table-cell table:style-name="ACE-0x7f1a984e03b0"/>
          <table:table-cell table:style-name="ACE-0x7f1a984df948"/>
          <table:table-cell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1">
          <table:table-cell table:style-name="ACE-0x7f1a984e0728" office:value-type="string">
            <text:p>Architektur und Konzeption</text:p>
          </table:table-cell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ACE-0x7f1a984e0aa0"/>
          <table:table-cell table:style-name="ACE-0x7f1a984e0e1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0">
          <table:table-cell table:style-name="ACE-0x7f1a984e072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ACE-0x7f1a984e1d20"/>
          <table:table-cell table:style-name="ACE-0x7f1a984dfb98"/>
          <table:table-cell table:style-name="ACE-0x7f1a984e03b0"/>
          <table:table-cell table:number-columns-repeated="2" table:style-name="ACE-0x7f1a984df948"/>
          <table:table-cell table:style-name="ACE-0x7f1a984df820"/>
          <table:table-cell table:style-name="ACE-0x7f1a984e03b0"/>
          <table:table-cell table:number-columns-repeated="2" table:style-name="ACE-0x7f1a984df948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1">
          <table:table-cell table:style-name="ACE-0x7f1a984e0728" office:value-type="string">
            <text:p>Platform aufbauen</text:p>
          </table:table-cell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aa0"/>
          <table:table-cell table:style-name="ACE-0x7f1a984e0e18"/>
          <table:table-cell table:style-name="ACE-0x7f1a984e0978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0">
          <table:table-cell table:style-name="ACE-0x7f1a984e072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1d20"/>
          <table:table-cell table:style-name="ACE-0x7f1a984df820"/>
          <table:table-cell table:style-name="ACE-0x7f1a984e03b0"/>
          <table:table-cell table:number-columns-repeated="2" table:style-name="ACE-0x7f1a984df948"/>
          <table:table-cell table:style-name="ACE-0x7f1a984df820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1">
          <table:table-cell table:style-name="ACE-0x7f1a984e0728" office:value-type="string">
            <text:p>Sprint 1 – API </text:p>
          </table:table-cell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978"/>
          <table:table-cell table:number-columns-repeated="2" table:style-name="ACE-0x7f1a984e0aa0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0">
          <table:table-cell table:style-name="ACE-0x7f1a984e072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1f70"/>
          <table:table-cell table:number-columns-repeated="2" table:style-name="ACE-0x7f1a984e1d20"/>
          <table:table-cell table:style-name="ACE-0x7f1a984e0bc8"/>
          <table:table-cell table:style-name="ACE-0x7f1a984e03b0"/>
          <table:table-cell table:number-columns-repeated="2" table:style-name="ACE-0x7f1a984df948"/>
          <table:table-cell table:style-name="ACE-0x7f1a984df820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1">
          <table:table-cell table:style-name="ACE-0x7f1a984e0728" office:value-type="string">
            <text:p>Sprint 2 – API &amp; Web</text:p>
          </table:table-cell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e18"/>
          <table:table-cell table:style-name="ACE-0x7f1a984e0978"/>
          <table:table-cell table:style-name="ACE-0x7f1a984e0aa0"/>
          <table:table-cell table:style-name="ACE-0x7f1a984e0f40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0">
          <table:table-cell table:style-name="ACE-0x7f1a984e072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dfb98"/>
          <table:table-cell table:style-name="ACE-0x7f1a984e1f70"/>
          <table:table-cell table:style-name="ACE-0x7f1a984e1d20"/>
          <table:table-cell table:style-name="ACE-0x7f1a984df948"/>
          <table:table-cell table:style-name="ACE-0x7f1a984df820"/>
          <table:table-cell table:style-name="ACE-0x7f1a984e03b0"/>
          <table:table-cell table:style-name="ACE-0x7f1a984df948"/>
          <table:table-cell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1">
          <table:table-cell table:style-name="ACE-0x7f1a984e0728" office:value-type="string">
            <text:p>Sprint 3 – Android &amp; Web</text:p>
          </table:table-cell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aa0"/>
          <table:table-cell table:style-name="ACE-0x7f1a984e0e18"/>
          <table:table-cell table:style-name="ACE-0x7f1a984e0978"/>
          <table:table-cell table:style-name="ACE-0x7f1a984e0f40"/>
          <table:table-cell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0">
          <table:table-cell table:style-name="ACE-0x7f1a984e072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Gnumeric-default"/>
          <table:table-cell table:style-name="ACE-0x7f1a984e1d20"/>
          <table:table-cell table:style-name="ACE-0x7f1a984dfb98"/>
          <table:table-cell table:style-name="ACE-0x7f1a984e03b0"/>
          <table:table-cell table:number-columns-repeated="2" table:style-name="ACE-0x7f1a984df948"/>
          <table:table-cell table:style-name="ACE-0x7f1a984e0bc8"/>
          <table:table-cell table:style-name="ACE-0x7f1a984e0cf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1">
          <table:table-cell table:style-name="ACE-0x7f1a984e0728" office:value-type="string">
            <text:p>Sprint 4 – Android</text:p>
          </table:table-cell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ACE-0x7f1a984e0aa0"/>
          <table:table-cell table:style-name="ACE-0x7f1a984e0e18"/>
          <table:table-cell table:style-name="ACE-0x7f1a984e1068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0">
          <table:table-cell table:style-name="ACE-0x7f1a984e072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style-name="ACE-0x7f1a984e1d20"/>
          <table:table-cell table:style-name="ACE-0x7f1a984df948"/>
          <table:table-cell table:style-name="ACE-0x7f1a984e1bf8"/>
          <table:table-cell table:style-name="ACE-0x7f1a984e1ad0"/>
          <table:table-cell table:style-name="Gnumeric-default"/>
          <table:table-cell table:style-name="ACE-0x7f1a984e0bc8"/>
          <table:table-cell table:number-columns-repeated="1000" table:style-name="Gnumeric-default"/>
        </table:table-row>
        <table:table-row table:style-name="AROW-3">
          <table:table-cell table:style-name="ACE-0x7f1a984e0728" office:value-type="string">
            <text:p>Testing</text:p>
          </table:table-cell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e18"/>
          <table:table-cell table:style-name="ACE-0x7f1a984e0cf0"/>
          <table:table-cell table:style-name="Gnumeric-default"/>
          <table:table-cell table:style-name="ACE-0x7f1a984e0aa0"/>
          <table:table-cell table:style-name="ACE-0x7f1a984e0bc8"/>
          <table:table-cell table:style-name="ACE-0x7f1a984e0cf0"/>
          <table:table-cell table:style-name="ACE-0x7f1a984e0aa0"/>
          <table:table-cell table:style-name="Gnumeric-default"/>
          <table:table-cell table:style-name="ACE-0x7f1a984e0bc8"/>
          <table:table-cell table:style-name="ACE-0x7f1a984e0978"/>
          <table:table-cell table:style-name="ACE-0x7f1a984e0aa0"/>
          <table:table-cell table:style-name="ACE-0x7f1a984e1190"/>
          <table:table-cell table:number-columns-repeated="1000" table:style-name="Gnumeric-default"/>
        </table:table-row>
        <table:table-row table:style-name="AROW-0">
          <table:table-cell table:style-name="ACE-0x7f1a984e072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dfb98"/>
          <table:table-cell table:style-name="ACE-0x7f1a984e0cf0"/>
          <table:table-cell table:style-name="Gnumeric-default"/>
          <table:table-cell table:style-name="ACE-0x7f1a984e1d20"/>
          <table:table-cell table:style-name="ACE-0x7f1a984e0bc8"/>
          <table:table-cell table:style-name="ACE-0x7f1a984e0cf0"/>
          <table:table-cell table:style-name="ACE-0x7f1a984e1d20"/>
          <table:table-cell table:style-name="Gnumeric-default"/>
          <table:table-cell table:style-name="ACE-0x7f1a984e0bc8"/>
          <table:table-cell table:style-name="ACE-0x7f1a984e1f70"/>
          <table:table-cell table:style-name="ACE-0x7f1a984e1d20"/>
          <table:table-cell table:style-name="ACE-0x7f1a984e2098"/>
          <table:table-cell table:number-columns-repeated="1000" table:style-name="Gnumeric-default"/>
        </table:table-row>
        <table:table-row table:style-name="AROW-1">
          <table:table-cell table:style-name="ACE-0x7f1a984e0728" office:value-type="string">
            <text:p>Abschluss</text:p>
          </table:table-cell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cf0"/>
          <table:table-cell table:number-columns-repeated="2" table:style-name="Gnumeric-default"/>
          <table:table-cell table:style-name="ACE-0x7f1a984e0bc8"/>
          <table:table-cell table:style-name="ACE-0x7f1a984e0978"/>
          <table:table-cell table:style-name="ACE-0x7f1a984e0aa0"/>
          <table:table-cell table:style-name="ACE-0x7f1a984e1190"/>
          <table:table-cell table:number-columns-repeated="1000" table:style-name="Gnumeric-default"/>
        </table:table-row>
        <table:table-row table:style-name="AROW-0">
          <table:table-cell table:style-name="ACE-0x7f1a984df4a8"/>
          <table:table-cell table:style-name="ACE-0x7f1a984e12b8"/>
          <table:table-cell table:number-columns-repeated="2" table:style-name="ACE-0x7f1a984e13e0"/>
          <table:table-cell table:style-name="ACE-0x7f1a984e1508"/>
          <table:table-cell table:style-name="ACE-0x7f1a984e12b8"/>
          <table:table-cell table:number-columns-repeated="2" table:style-name="ACE-0x7f1a984e13e0"/>
          <table:table-cell table:style-name="ACE-0x7f1a984e1508"/>
          <table:table-cell table:style-name="ACE-0x7f1a984e12b8"/>
          <table:table-cell table:number-columns-repeated="2" table:style-name="ACE-0x7f1a984e13e0"/>
          <table:table-cell table:style-name="ACE-0x7f1a984e1508"/>
          <table:table-cell table:style-name="ACE-0x7f1a984e12b8"/>
          <table:table-cell table:number-columns-repeated="2" table:style-name="ACE-0x7f1a984e13e0"/>
          <table:table-cell table:style-name="ACE-0x7f1a984e1508"/>
          <table:table-cell table:style-name="ACE-0x7f1a984e12b8"/>
          <table:table-cell table:number-columns-repeated="2" table:style-name="ACE-0x7f1a984e13e0"/>
          <table:table-cell table:style-name="ACE-0x7f1a984e1508"/>
          <table:table-cell table:style-name="ACE-0x7f1a984e22e8"/>
          <table:table-cell table:style-name="ACE-0x7f1a984e2410"/>
          <table:table-cell table:style-name="ACE-0x7f1a984e2538" office:value-type="string">
            <text:p>D</text:p>
          </table:table-cell>
          <table:table-cell table:number-columns-repeated="1000" table:style-name="Gnumeric-default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49" gnm:cursor-row="22">
          <gnm:selection gnm:start-col="49" gnm:start-row="22" gnm:end-col="49" gnm:end-row="2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13.1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1a984d2f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1a984de030" style:display-name="Sheet1" style:page-layout-name="pl-0x7f1a984d2f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aphi </dc:creator>
    <dc:date>2015-07-22T08:07:10Z</dc:date>
    <meta:creation-date>2015-03-11T14:55:03Z</meta:creation-date>
    <meta:editing-cycles>2</meta:editing-cycles>
    <meta:editing-duration>PT5M12S</meta:editing-duration>
    <meta:generator>gnumeric/1.12.9</meta:generator>
    <meta:initial-creator>raphi </meta:initial-creator>
  </office:meta>
</office:document-meta>
</file>